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h text:style-name="Title">The Sixteenth Chapel</text:h>
      <text:p text:style-name="Text_20_body">If Justin Bieber isn't going for the sixteenth<text:line-break/>chapel, I'm not either. I admit he is my role<text:line-break/>model. He's so current, so fresh and so new,<text:line-break/>and Michelangelo is so old, his art so dated.<text:line-break/>Where is the love in those old paintings? All<text:line-break/>I see is creation, judgment, and death---</text:p>
      <text:p text:style-name="Text_20_body">and I don't get the preoccupation with death.<text:line-break/>I'm about life! Ever since my sixteenth<text:line-break/>birthday, when me and my two sisters all<text:line-break/>nearly died when the car I was driving rolled<text:line-break/>into a creek. Even though I've forgotten the date,<text:line-break/>I think it keeps me thinking on the new,</text:p>
      <text:p text:style-name="Text_20_body">something Biebs would be proud of if he knew.<text:line-break/>I look at him, and see the opposite of death<text:line-break/>in his eyes, his youthful smile: though someday<text:line-break/>he may be a father, and later host a Sweet Sixteen<text:line-break/>for his daughter (for whom I know he'll buy a Rolls),<text:line-break/>death will never find him. Living will be all</text:p>
      <text:p text:style-name="Text_20_body">he'll ever do, because it will be all<text:line-break/>he'll ever need to do. He is the eternal new,<text:line-break/>the forever youth: this is the simple role<text:line-break/>of every celebrity, to let us forget death.<text:line-break/>Bieber didn't make a mistake on the Sistine<text:line-break/>Chapel's name. He merely showed that someday</text:p>
      <text:p text:style-name="Text_20_body">all old names must go, that on some day<text:line-break/>a name must die so that the thing, which is all<text:line-break/>that matters, can stay as it was in the sixteenth<text:line-break/>century: fresh, ostentatious, and brand new.<text:line-break/>In a way, the name becomes a Christ, experiencing death<text:line-break/>so the world doesn't have to. But I am wary of this role</text:p>
      <text:p text:style-name="Text_20_body">for a name. It seems a name gives meaning, rolls<text:line-break/>the general idea together with the concrete, daily<text:line-break/>toil of the mundane. Are not life and death<text:line-break/>intertwined? Is not everything tied up all<text:line-break/>with everything? I guess I'm saying the new<text:line-break/>necessarily comes from the old, as every sixteen-</text:p>
      <text:p text:style-name="Text_20_body">year-old has a parent. Life rolls to death, and all<text:line-break/>is tied together. Each day is born of night, and dies so new<text:line-break/>morning can occur. Even the sixteenth chapel holds dea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Sixteenth Chapel</dc:title>
  </office:meta>
</office:document-meta>
</file>